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3416" calcext:value-type="float">
            <text:p>100.4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4984" calcext:value-type="float">
            <text:p>100.0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112" calcext:value-type="float">
            <text:p>100.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6856" calcext:value-type="float">
            <text:p>98.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28" calcext:value-type="float">
            <text:p>98.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456" calcext:value-type="float">
            <text:p>97.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9805</text:p>
          </table:table-cell>
          <table:table-cell office:value-type="string" calcext:value-type="string">
            <text:p>200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" meta:object-count="0"/>
    <meta:user-defined meta:name="AppVersion">3.0</meta:user-defined>
  </office:meta>
</office:document-meta>
</file>